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out.addTimeoutHandler( Timeou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.getTimeout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.sche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.addTimeoutHandlerFirst( Timeou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meout.clearTimeout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.Timeout( Timer timer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